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304cm" style:rel-column-width="4495*"/>
    </style:style>
    <style:style style:name="Tableau2.B" style:family="table-column">
      <style:table-column-properties style:column-width="6.105cm" style:rel-column-width="21056*"/>
    </style:style>
    <style:style style:name="Tableau2.C" style:family="table-column">
      <style:table-column-properties style:column-width="6.69cm" style:rel-column-width="23075*"/>
    </style:style>
    <style:style style:name="Tableau2.D" style:family="table-column">
      <style:table-column-properties style:column-width="4.902cm" style:rel-column-width="1690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0925d3d"/>
    </style:style>
    <style:style style:name="P19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a87bab" style:font-size-asian="11pt" style:font-size-complex="11pt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officeooo:rsid="009542f4"/>
    </style:style>
    <style:style style:name="T4" style:family="text">
      <style:text-properties officeooo:rsid="000bf3ed"/>
    </style:style>
    <style:style style:name="T5" style:family="text">
      <style:text-properties officeooo:rsid="0093ba8c"/>
    </style:style>
    <style:style style:name="T6" style:family="text">
      <style:text-properties officeooo:rsid="00ad4991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">Société : </text:span>{mycompany_name} – {Adress}</text:p>
      <text:p text:style-name="P14">N° de déclaration : <text:span text:style-name="T6">{declaration_number}</text:span></text:p>
      <text:p text:style-name="P16">Tél : <text:span text:style-name="T6">{society_phone}</text:span></text:p>
      <text:p text:style-name="P16">Siret : <text:span text:style-name="T6">{society_siret}</text:span></text:p>
      <text:p text:style-name="P16">Mail : <text:span text:style-name="T6">{society_mail}</text:span></text:p>
      <text:p text:style-name="P16">Site internet : <text:span text:style-name="T6">{society_website}</text:span></text:p>
      <text:p text:style-name="P16"/>
      <text:p text:style-name="P8">Convention de formation : {CONTRACT}</text:p>
      <text:p text:style-name="P8">Formation : {PROJECT}</text:p>
      <text:p text:style-name="P8">Session : {DSSESSION} à {DESESSION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7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D1" office:value-type="string">
            <text:p text:style-name="P13">Signature</text:p>
          </table:table-cell>
        </table:table-row>
        <table:table-row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Intervenant : </text:p>
      <text:p text:style-name="P19"><text:tab/><text:span text:style-name="T8">{intervenant_name}</text:span><text:tab/><text:tab/>{intervenant_signature}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9542f4"/>
    </style:style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olimeet</text:span> Document généré le <text:span text:style-name="MT3">{AAAAMMJJ – HH:MM} <text:s/>- lien public si activé</text:span></text:p>
        <text:p text:style-name="MP3"><text:file-name text:display="name-and-extension">template_attendancesheet.odt</text:file-name><text:tab/>Version –<text:span text:style-name="MT4"> 1.3.3 - 20220713</text:span> - Page :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1H16M30S</meta:editing-duration>
    <meta:editing-cycles>235</meta:editing-cycles>
    <meta:generator>LibreOffice/7.4.0.3$Windows_X86_64 LibreOffice_project/f85e47c08ddd19c015c0114a68350214f7066f5a</meta:generator>
    <dc:date>2022-09-21T10:34:09.23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2" meta:word-count="81" meta:character-count="689" meta:non-whitespace-character-count="624"/>
    <meta:user-defined meta:name="Langue">Francais</meta:user-defined>
    <meta:user-defined meta:name="URL">www.digirisk.com</meta:user-defined>
  </office:meta>
</office:document-meta>
</file>